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ource.StaxSource( XMLEventReader event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Source.setXMLReader(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InputSourc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XMLEven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taxSource( XMLStreamReader stream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